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times new roman" svg:font-family="'times new roman', 'Times New Roman', 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6379" officeooo:paragraph-rsid="00156379" style:font-weight-asian="bold" style:font-weight-complex="bold"/>
    </style:style>
    <style:style style:name="P2" style:family="paragraph" style:parent-style-name="Standard">
      <style:text-properties fo:font-weight="bold" officeooo:rsid="00156379" officeooo:paragraph-rsid="0016b3c4" style:font-weight-asian="bold" style:font-weight-complex="bold"/>
    </style:style>
    <style:style style:name="P3" style:family="paragraph" style:parent-style-name="Standard">
      <style:text-properties fo:font-weight="bold" officeooo:rsid="0018728e" officeooo:paragraph-rsid="0018728e" style:font-weight-asian="bold" style:font-weight-complex="bold"/>
    </style:style>
    <style:style style:name="P4" style:family="paragraph" style:parent-style-name="Standard">
      <style:text-properties fo:font-weight="bold" officeooo:rsid="001a6da5" officeooo:paragraph-rsid="001a6da5" style:font-weight-asian="bold" style:font-weight-complex="bold"/>
    </style:style>
    <style:style style:name="P5" style:family="paragraph" style:parent-style-name="Standard">
      <style:text-properties fo:font-weight="normal" officeooo:rsid="0018728e" officeooo:paragraph-rsid="0018728e" style:font-weight-asian="normal" style:font-weight-complex="normal"/>
    </style:style>
    <style:style style:name="P6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156379" officeooo:paragraph-rsid="00156379" style:font-weight-asian="normal" style:font-weight-complex="normal"/>
    </style:style>
    <style:style style:name="P7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18728e" officeooo:paragraph-rsid="0018728e" style:font-weight-asian="normal" style:font-weight-complex="normal"/>
    </style:style>
    <style:style style:name="P8" style:family="paragraph" style:parent-style-name="Standard">
      <style:text-properties officeooo:paragraph-rsid="0015637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b3c4" style:font-weight-asian="normal" style:font-weight-complex="normal"/>
    </style:style>
    <style:style style:name="T3" style:family="text">
      <style:text-properties fo:font-weight="normal" officeooo:rsid="0018728e" style:font-weight-asian="normal" style:font-weight-complex="normal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normal" officeooo:rsid="00156379" style:font-weight-asian="normal" style:font-weight-complex="normal"/>
    </style:style>
    <style:style style:name="T5" style:family="text">
      <style:text-properties fo:font-variant="normal" fo:text-transform="none" fo:color="#333333" style:font-name="Helvetica Neue" fo:font-size="10.5pt" fo:letter-spacing="normal" fo:font-style="normal" fo:font-weight="normal" officeooo:rsid="0016b3c4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6da5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8728e" style:font-style-asian="normal" style:font-weight-asian="normal" style:font-style-complex="normal" style:font-weight-complex="normal"/>
    </style:style>
    <style:style style:name="T10" style:family="text">
      <style:text-properties officeooo:rsid="0016b3c4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a6da5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8728e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<text:span text:style-name="T1">Lucas Pedreira da Silveira</text:span></text:p>
      <text:p text:style-name="P1"><text:span text:style-name="T1"/></text:p>
      <text:p text:style-name="P1"><text:span text:style-name="T1"/></text:p>
      <text:p text:style-name="P1">1. Inicio do projeto:</text:p>
      <text:p text:style-name="P1"/>
      <text:p text:style-name="P2"><text:span text:style-name="T1"><text:tab/>Para inicio de desenvolvimento do projeto foi utilizado um</text:span><text:span text:style-name="T2">a solução de Chat Para Cliente/Servidor (1).<text:line-break/><text:tab/>Está solução sugere a criação de quatro classes para realização de troca de mensagens, sendo elas:</text:span></text:p>
      <text:p text:style-name="P2"><text:span text:style-name="T2"><text:tab/></text:span><text:span text:style-name="T10">ChatClient</text:span><text:span text:style-name="T2"> – Responsavel pela interface do usuário, enviar mensagens ao servidor.</text:span></text:p>
      <text:p text:style-name="P2"><text:span text:style-name="T2"><text:tab/></text:span><text:span text:style-name="T10">ChatClientThread</text:span><text:span text:style-name="T2"> – Responsavel por receber mensagens do servidor e exibir ao usuário.</text:span></text:p>
      <text:p text:style-name="P2"><text:span text:style-name="T2"><text:tab/></text:span><text:span text:style-name="T10">ChatServer –</text:span><text:span text:style-name="T2"> Responsavel pelo recebimento e criação de Threads para responder cada usuário individualmente.</text:span></text:p>
      <text:p text:style-name="P2"><text:span text:style-name="T10"><text:tab/>ChatServerThread</text:span><text:span text:style-name="T2"> – Classe que envia as respostas para os usuários.<text:line-break/><text:tab/></text:span><text:line-break/><text:span text:style-name="T10">2. Desenvolvimento</text:span></text:p>
      <text:p text:style-name="P2"><text:tab/><text:span text:style-name="T2">Após entender o funcionamento das classes, se viu necessário a criação de mais duas classes. sendo elas: <text:line-break/></text:span><text:span text:style-name="T10"><text:tab/>Client</text:span><text:span text:style-name="T2"> – Responsável por gerenciar informações referentes ao Cliente conectado.</text:span></text:p>
      <text:p text:style-name="P2"><text:span text:style-name="T2"><text:tab/></text:span><text:span text:style-name="T10">Channel</text:span><text:span text:style-name="T2"> – Responsável por armazenar os dados dos canais, dentre eles a lista de usuários conectados.</text:span></text:p>
      <text:p text:style-name="P2"><text:span text:style-name="T2"><text:tab/>Feito isso foi necessário encontrar o ponto mais adequado para implementar as ações propostas no enunciado do trabalho, após analisarmos o código de referência, percebeu-se que o </text:span><text:span text:style-name="T3">melhor </text:span><text:span text:style-name="T2">local </text:span><text:span text:style-name="T3">para este gerenciamento seria na função </text:span><text:span text:style-name="T14">handle </text:span><text:span text:style-name="T9">da classe ChatServer.</text:span></text:p>
      <text:p text:style-name="P2"><text:span text:style-name="T9"><text:tab/>Foi inserido dentro da função um </text:span><text:span text:style-name="T14">switch case </text:span><text:span text:style-name="T9">que é responsavel por gerenciar os diferentes comandos propostos, cada comando informado pelo usuário é tratado por este </text:span><text:span text:style-name="T14">switch </text:span><text:span text:style-name="T9">que realiza uma série de outras ações de manipulação para atender o cliente.</text:span></text:p>
      <text:p text:style-name="P2"><text:span text:style-name="T9"/></text:p>
      <text:p text:style-name="P3"><text:span text:style-name="T6">3. Execução</text:span></text:p>
      <text:p text:style-name="P5"><text:span text:style-name="T6"><text:tab/>Para execução do projeto foi utilizada a IDE Eclipse (2), para iniciarmos o servidor foi necessário clicarmos com o botão direito sobre a classe ChatServer, selecionarmos a opção </text:span><text:span text:style-name="T11">Run As</text:span><text:span text:style-name="T6"> e em seguida </text:span><text:span text:style-name="T11">Run Configurations</text:span><text:span text:style-name="T6">, na aba </text:span><text:span text:style-name="T11">arguments</text:span><text:span text:style-name="T6"> </text:span><text:span text:style-name="T7">informamos a porta desejada (Nos testes foi utuilizado a porta 6543) em seguida aplicamos as modificações e rodamos como </text:span><text:span text:style-name="T12">Java Aplication, </text:span><text:span text:style-name="T7">desta forma o servidor é iniciado e fica no aguardo de novos clientes.</text:span></text:p>
      <text:p text:style-name="P5"><text:span text:style-name="T7"><text:tab/>Para executarmos o </text:span><text:span text:style-name="T12">Client </text:span><text:span text:style-name="T7">é necessários definir na classe ChatClient as variaveis serverName e serverPort, que armazenan o endereço do servidor na rede e a porta respectivamente.</text:span></text:p>
      <text:p text:style-name="P5"><text:span text:style-name="T7"/></text:p>
      <text:p text:style-name="P4"><text:span text:style-name="T6">4. Conclusão</text:span></text:p>
      <text:p text:style-name="P4"><text:span text:style-name="T6"><text:tab/></text:span><text:span text:style-name="T8">Após isso podemos abrir diversos </text:span><text:span text:style-name="T13">Clients</text:span><text:span text:style-name="T8"> em uma mesma máquina ou rodarmos somente o </text:span><text:span text:style-name="T13">Client</text:span><text:span text:style-name="T8"> com o endereço do servidor destino em outra máquina da rede e realizar todas as ações solicitadas no enunciado do trabalho.</text:span></text:p>
      <text:p text:style-name="P2"><text:span text:style-name="T2"/></text:p>
      <text:p text:style-name="P1">Referências:</text:p>
      <text:p text:style-name="P1"/>
      <text:p text:style-name="P8"><text:span text:style-name="T5">1. </text:span><text:span text:style-name="T4">CREATING A SIMPLE CHAT CLIENT/SERVER SOLUTION. Disponivel em: &lt;http://pirate.shu.edu/~wachsmut/Teaching/CSAS2214/Virtual/Lectures/chat-client-server.html&gt;</text:span></text:p>
      <text:p text:style-name="P6"/>
      <text:p text:style-name="P7">2. DOWNLOAD ECLIPSE TECHNOLOGY THAT IS RIGHT FOR YOU. Disponivel em: &lt;https://www.eclipse.org/downloads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times new roman" svg:font-family="'times new roman', 'Times New Roman', 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2:16:40.039582384</meta:creation-date>
    <dc:date>2019-06-07T13:02:30.606467295</dc:date>
    <meta:editing-duration>PT8M11S</meta:editing-duration>
    <meta:editing-cycles>1</meta:editing-cycles>
    <meta:document-statistic meta:table-count="0" meta:image-count="0" meta:object-count="0" meta:page-count="1" meta:paragraph-count="19" meta:word-count="367" meta:character-count="2555" meta:non-whitespace-character-count="2184"/>
    <meta:generator>LibreOffice/6.1.6.3$Linux_X86_64 LibreOffice_project/10$Build-3</meta:generator>
  </office:meta>
</office:document-meta>
</file>